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94E708205E1377A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solid" draw:fill-color="#ccff99" draw:opacity="98%" draw:textarea-horizontal-align="justify" draw:textarea-vertical-align="top" draw:auto-grow-height="false" fo:min-height="4.116cm" fo:min-width="4.466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Fine_20_Dashed" svg:stroke-width="0.035cm" draw:marker-start-width="0.252cm" draw:marker-end-width="0.252cm" draw:fill-color="#ffffcc" draw:textarea-horizontal-align="justify" draw:textarea-vertical-align="middle" draw:auto-grow-height="false" fo:min-height="1.316cm" fo:min-width="4.5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-color="#ccffcc" draw:textarea-horizontal-align="justify" draw:textarea-vertical-align="middle" draw:auto-grow-height="false" fo:min-height="1.35cm" fo:min-width="4.6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212cm" svg:stroke-color="#336699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35cm" draw:marker-start-width="0.252cm" draw:marker-end-width="0.252cm" draw:fill="solid" draw:fill-color="#ffffcc" draw:textarea-horizontal-align="justify" draw:textarea-vertical-align="middle" draw:auto-grow-height="false" fo:min-height="0.916cm" fo:min-width="3.066cm" fo:padding-top="0.142cm" fo:padding-bottom="0.142cm" fo:padding-left="0.267cm" fo:padding-right="0.267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svg:stroke-opacity="100%" draw:textarea-vertical-align="middle"/>
    </style:style>
    <style:style style:name="gr1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ccff99" draw:opacity="98%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margin-left="0.1cm" fo:margin-right="0cm" fo:text-align="start" fo:text-indent="0cm"/>
    </style:style>
    <style:style style:name="P4" style:family="paragraph">
      <loext:graphic-properties draw:fill-color="#ffffcc"/>
      <style:paragraph-properties fo:margin-left="0.1cm" fo:margin-right="0cm" fo:text-align="start" fo:text-indent="0cm"/>
      <style:text-properties fo:font-size="12pt" fo:font-weight="bold" fo:background-color="transparen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loext:graphic-properties draw:fill-color="#ccffcc"/>
      <style:paragraph-properties fo:text-align="end"/>
      <style:text-properties fo:font-size="12pt" fo:font-weight="bold" style:font-size-asian="12pt" style:font-size-complex="12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cc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fo:background-color="transparent" style:font-size-asian="12pt" style:font-size-complex="12pt"/>
    </style:style>
    <style:style style:name="T3" style:family="text">
      <style:text-properties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4.4cm" svg:x="5.6cm" svg:y="14.8cm">
          <text:p text:style-name="P1"><text:span text:style-name="T1">Event Process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1cm" svg:height="1.6cm" svg:x="2.8cm" svg:y="3.3cm">
          <text:p text:style-name="P3"><text:span text:style-name="T2">Predetermined</text:span></text:p>
          <text:p text:style-name="P3"><text:span text:style-name="T2">Static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1cm" svg:height="1.6cm" svg:x="7.9cm" svg:y="3.3cm">
          <text:p text:style-name="P5"><text:span text:style-name="T3">Real-Time</text:span></text:p>
          <text:p text:style-name="P5"><text:span text:style-name="T3">Dynamic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7.9cm" svg:y1="2.8cm" svg:x2="7.9cm" svg:y2="5.5cm">
          <text:p/>
        </draw:line>
        <draw:line draw:style-name="gr5" draw:text-style-name="P7" draw:layer="layout" svg:x1="8.3cm" svg:y1="5.3cm" svg:x2="9.8cm" svg:y2="5.3cm">
          <text:p/>
        </draw:line>
        <draw:line draw:style-name="gr5" draw:text-style-name="P7" draw:layer="layout" svg:x1="7.5cm" svg:y1="5.3cm" svg:x2="6cm" svg:y2="5.3cm">
          <text:p/>
        </draw:line>
        <draw:frame draw:style-name="gr6" draw:text-style-name="P8" draw:layer="layout" svg:width="1.523cm" svg:height="1.6cm" svg:x="2.077cm" svg:y="5.3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6" draw:text-style-name="P8" draw:layer="layout" svg:width="1.676cm" svg:height="1.64cm" svg:x="12.012cm" svg:y="5.36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6" draw:text-style-name="P8" draw:layer="layout" svg:width="1.676cm" svg:height="1.64cm" svg:x="10.7cm" svg:y="5.1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6" draw:text-style-name="P8" draw:layer="layout" svg:width="1.676cm" svg:height="1.64cm" svg:x="13.3cm" svg:y="5.06cm">
          <draw:image xlink:href="Pictures/10000201000002000000020094E708205E1377A3.png" xlink:type="simple" xlink:show="embed" xlink:actuate="onLoad" loext:mime-type="image/png">
            <text:p/>
          </draw:image>
        </draw:frame>
        <draw:custom-shape draw:style-name="gr7" draw:text-style-name="P9" draw:layer="layout" svg:width="3.6cm" svg:height="1.2cm" svg:x="6.4cm" svg:y="15.7cm">
          <text:p text:style-name="P8"><text:span text:style-name="T1">Decision Al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.523cm" svg:height="1.6cm" svg:x="3.035cm" svg:y="16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9" draw:text-style-name="P10" draw:layer="layout" svg:width="2.458cm" svg:height="0.725cm" svg:x="2.6cm" svg:y="17.575cm">
          <draw:text-box>
            <text:p><text:span text:style-name="T1">Composer</text:span></text:p>
          </draw:text-box>
        </draw:frame>
        <draw:frame draw:style-name="gr6" draw:text-style-name="P8" draw:layer="layout" svg:width="1.523cm" svg:height="1.6cm" svg:x="2.078cm" svg:y="5.3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6" draw:text-style-name="P8" draw:layer="layout" svg:width="1.523cm" svg:height="1.6cm" svg:x="11.7cm" svg:y="15.7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9" draw:text-style-name="P10" draw:layer="layout" svg:width="2.462cm" svg:height="0.725cm" svg:x="11.338cm" svg:y="17.275cm">
          <draw:text-box>
            <text:p><text:span text:style-name="T1">Conductor</text:span></text:p>
          </draw:text-box>
        </draw:frame>
        <draw:frame draw:style-name="gr9" draw:text-style-name="P10" draw:layer="layout" svg:width="2.598cm" svg:height="0.725cm" svg:x="6.9cm" svg:y="13cm">
          <draw:text-box>
            <text:p><text:span text:style-name="T1">Performers</text:span></text:p>
          </draw:text-box>
        </draw:frame>
        <draw:frame draw:style-name="gr6" draw:text-style-name="P8" draw:layer="layout" svg:width="1.676cm" svg:height="1.64cm" svg:x="7.312cm" svg:y="11.36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6" draw:text-style-name="P8" draw:layer="layout" svg:width="1.676cm" svg:height="1.64cm" svg:x="6cm" svg:y="11.1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9" draw:text-style-name="P10" draw:layer="layout" svg:width="2.276cm" svg:height="0.725cm" svg:x="7.1cm" svg:y="20.4cm">
          <draw:text-box>
            <text:p><text:span text:style-name="T1">Audience</text:span></text:p>
          </draw:text-box>
        </draw:frame>
        <draw:frame draw:style-name="gr6" draw:text-style-name="P8" draw:layer="layout" svg:width="1.676cm" svg:height="1.64cm" svg:x="7.912cm" svg:y="21.36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6" draw:text-style-name="P8" draw:layer="layout" svg:width="1.676cm" svg:height="1.64cm" svg:x="6.7cm" svg:y="21.1cm">
          <draw:image xlink:href="Pictures/10000201000002000000020094E708205E1377A3.png" xlink:type="simple" xlink:show="embed" xlink:actuate="onLoad" loext:mime-type="image/png">
            <text:p/>
          </draw:image>
        </draw:frame>
        <draw:custom-shape draw:style-name="gr7" draw:text-style-name="P9" draw:layer="layout" svg:width="3.6cm" svg:height="1.2cm" svg:x="6.4cm" svg:y="17.6cm">
          <text:p text:style-name="P8"><text:span text:style-name="T1">Score Process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7" draw:layer="layout" svg:x1="8.1cm" svg:y1="16.9cm" svg:x2="8.1cm" svg:y2="17.6cm">
          <text:p/>
        </draw:line>
        <draw:line draw:style-name="gr10" draw:text-style-name="P7" draw:layer="layout" svg:x1="5.6cm" svg:y1="16.3cm" svg:x2="6.3cm" svg:y2="16.3cm">
          <text:p/>
        </draw:line>
        <draw:line draw:style-name="gr10" draw:text-style-name="P7" draw:layer="layout" svg:x1="6.4cm" svg:y1="18.2cm" svg:x2="5.6cm" svg:y2="18.2cm">
          <text:p/>
        </draw:line>
        <draw:frame draw:style-name="gr6" draw:text-style-name="P8" draw:layer="layout" svg:width="1.676cm" svg:height="1.64cm" svg:x="9.124cm" svg:y="21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6" draw:text-style-name="P8" draw:layer="layout" svg:width="1.676cm" svg:height="1.64cm" svg:x="5.4cm" svg:y="20.9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6" draw:text-style-name="P8" draw:layer="layout" svg:width="1.676cm" svg:height="1.64cm" svg:x="8.7cm" svg:y="11.16cm">
          <draw:image xlink:href="Pictures/10000201000002000000020094E708205E1377A3.png" xlink:type="simple" xlink:show="embed" xlink:actuate="onLoad" loext:mime-type="image/png">
            <text:p/>
          </draw:image>
        </draw:frame>
        <draw:line draw:style-name="gr11" draw:text-style-name="P8" draw:layer="layout" svg:x1="4.3cm" svg:y1="16.9cm" svg:x2="5.6cm" svg:y2="16.9cm">
          <text:p/>
        </draw:line>
        <draw:line draw:style-name="gr12" draw:text-style-name="P8" draw:layer="layout" svg:x1="10.6cm" svg:y1="17cm" svg:x2="11.7cm" svg:y2="17cm">
          <text:p/>
        </draw:line>
        <draw:line draw:style-name="gr12" draw:text-style-name="P8" draw:layer="layout" svg:x1="8.1cm" svg:y1="13.6cm" svg:x2="8.1cm" svg:y2="14.8cm">
          <text:p/>
        </draw:line>
        <draw:line draw:style-name="gr12" draw:text-style-name="P8" draw:layer="layout" svg:x1="8.1cm" svg:y1="19.2cm" svg:x2="8.1cm" svg:y2="20.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eeeeee" draw:end-color="#99ffff" draw:start-intensity="100%" draw:end-intensity="100%" draw:angle="320" draw:border="0%"/>
    <draw:gradient draw:name="Gradient_20_11" draw:display-name="Gradient 11" draw:style="linear" draw:start-color="#eeeeee" draw:end-color="#99ffff" draw:start-intensity="100%" draw:end-intensity="100%" draw:angle="330" draw:border="0%"/>
    <draw:gradient draw:name="Gradient_20_12" draw:display-name="Gradient 12" draw:style="linear" draw:start-color="#eeeeee" draw:end-color="#99ffff" draw:start-intensity="100%" draw:end-intensity="100%" draw:angle="340" draw:border="0%"/>
    <draw:gradient draw:name="Gradient_20_13" draw:display-name="Gradient 13" draw:style="linear" draw:start-color="#eeeeee" draw:end-color="#99ffff" draw:start-intensity="100%" draw:end-intensity="100%" draw:angle="350" draw:border="0%"/>
    <draw:gradient draw:name="Gradient_20_14" draw:display-name="Gradient 14" draw:style="linear" draw:start-color="#eeeeee" draw:end-color="#99ffff" draw:start-intensity="100%" draw:end-intensity="100%" draw:angle="360" draw:border="0%"/>
    <draw:gradient draw:name="Gradient_20_15" draw:display-name="Gradient 15" draw:style="linear" draw:start-color="#eeeeee" draw:end-color="#99ffff" draw:start-intensity="100%" draw:end-intensity="100%" draw:angle="370" draw:border="0%"/>
    <draw:gradient draw:name="Gradient_20_16" draw:display-name="Gradient 16" draw:style="linear" draw:start-color="#eeeeee" draw:end-color="#99ffff" draw:start-intensity="100%" draw:end-intensity="100%" draw:angle="380" draw:border="0%"/>
    <draw:gradient draw:name="Gradient_20_17" draw:display-name="Gradient 17" draw:style="linear" draw:start-color="#eeeeee" draw:end-color="#99ffff" draw:start-intensity="100%" draw:end-intensity="100%" draw:angle="390" draw:border="0%"/>
    <draw:gradient draw:name="Gradient_20_18" draw:display-name="Gradient 18" draw:style="linear" draw:start-color="#eeeeee" draw:end-color="#99ffff" draw:start-intensity="100%" draw:end-intensity="100%" draw:angle="400" draw:border="0%"/>
    <draw:gradient draw:name="Gradient_20_19" draw:display-name="Gradient 19" draw:style="linear" draw:start-color="#eeeeee" draw:end-color="#99ffff" draw:start-intensity="100%" draw:end-intensity="100%" draw:angle="410" draw:border="0%"/>
    <draw:gradient draw:name="Gradient_20_2" draw:display-name="Gradient 2" draw:style="linear" draw:start-color="#8ae234" draw:end-color="#99ffff" draw:start-intensity="100%" draw:end-intensity="100%" draw:angle="300" draw:border="0%"/>
    <draw:gradient draw:name="Gradient_20_20" draw:display-name="Gradient 20" draw:style="linear" draw:start-color="#eeeeee" draw:end-color="#99ffff" draw:start-intensity="100%" draw:end-intensity="100%" draw:angle="420" draw:border="0%"/>
    <draw:gradient draw:name="Gradient_20_21" draw:display-name="Gradient 21" draw:style="linear" draw:start-color="#eeeeee" draw:end-color="#99ffff" draw:start-intensity="100%" draw:end-intensity="100%" draw:angle="430" draw:border="0%"/>
    <draw:gradient draw:name="Gradient_20_22" draw:display-name="Gradient 22" draw:style="linear" draw:start-color="#eeeeee" draw:end-color="#99ffff" draw:start-intensity="100%" draw:end-intensity="100%" draw:angle="440" draw:border="0%"/>
    <draw:gradient draw:name="Gradient_20_23" draw:display-name="Gradient 23" draw:style="linear" draw:start-color="#eeeeee" draw:end-color="#99ffff" draw:start-intensity="100%" draw:end-intensity="100%" draw:angle="450" draw:border="0%"/>
    <draw:gradient draw:name="Gradient_20_24" draw:display-name="Gradient 24" draw:style="linear" draw:start-color="#eeeeee" draw:end-color="#99ffff" draw:start-intensity="100%" draw:end-intensity="100%" draw:angle="460" draw:border="0%"/>
    <draw:gradient draw:name="Gradient_20_25" draw:display-name="Gradient 25" draw:style="linear" draw:start-color="#eeeeee" draw:end-color="#99ffff" draw:start-intensity="100%" draw:end-intensity="100%" draw:angle="470" draw:border="0%"/>
    <draw:gradient draw:name="Gradient_20_26" draw:display-name="Gradient 26" draw:style="linear" draw:start-color="#eeeeee" draw:end-color="#99ffff" draw:start-intensity="100%" draw:end-intensity="100%" draw:angle="480" draw:border="0%"/>
    <draw:gradient draw:name="Gradient_20_27" draw:display-name="Gradient 27" draw:style="linear" draw:start-color="#eeeeee" draw:end-color="#99ffff" draw:start-intensity="100%" draw:end-intensity="100%" draw:angle="490" draw:border="0%"/>
    <draw:gradient draw:name="Gradient_20_28" draw:display-name="Gradient 28" draw:style="linear" draw:start-color="#eeeeee" draw:end-color="#99ffff" draw:start-intensity="100%" draw:end-intensity="100%" draw:angle="500" draw:border="0%"/>
    <draw:gradient draw:name="Gradient_20_29" draw:display-name="Gradient 29" draw:style="linear" draw:start-color="#ffffff" draw:end-color="#99ffff" draw:start-intensity="100%" draw:end-intensity="100%" draw:angle="500" draw:border="0%"/>
    <draw:gradient draw:name="Gradient_20_3" draw:display-name="Gradient 3" draw:style="linear" draw:start-color="#eeeeee" draw:end-color="#99ffff" draw:start-intensity="100%" draw:end-intensity="100%" draw:angle="300" draw:border="0%"/>
    <draw:gradient draw:name="Gradient_20_30" draw:display-name="Gradient 30" draw:style="linear" draw:start-color="#ffffcc" draw:end-color="#99ffff" draw:start-intensity="100%" draw:end-intensity="100%" draw:angle="500" draw:border="0%"/>
    <draw:gradient draw:name="Gradient_20_4" draw:display-name="Gradient 4" draw:style="axial" draw:start-color="#eeeeee" draw:end-color="#99ffff" draw:start-intensity="100%" draw:end-intensity="100%" draw:angle="300" draw:border="0%"/>
    <draw:gradient draw:name="Gradient_20_5" draw:display-name="Gradient 5" draw:style="radial" draw:cx="50%" draw:cy="50%" draw:start-color="#eeeeee" draw:end-color="#99ffff" draw:start-intensity="100%" draw:end-intensity="100%" draw:border="0%"/>
    <draw:gradient draw:name="Gradient_20_6" draw:display-name="Gradient 6" draw:style="ellipsoid" draw:cx="50%" draw:cy="50%" draw:start-color="#eeeeee" draw:end-color="#99ffff" draw:start-intensity="100%" draw:end-intensity="100%" draw:angle="300" draw:border="0%"/>
    <draw:gradient draw:name="Gradient_20_7" draw:display-name="Gradient 7" draw:style="square" draw:cx="50%" draw:cy="50%" draw:start-color="#eeeeee" draw:end-color="#99ffff" draw:start-intensity="100%" draw:end-intensity="100%" draw:angle="300" draw:border="0%"/>
    <draw:gradient draw:name="Gradient_20_8" draw:display-name="Gradient 8" draw:style="rectangular" draw:cx="50%" draw:cy="50%" draw:start-color="#eeeeee" draw:end-color="#99ffff" draw:start-intensity="100%" draw:end-intensity="100%" draw:angle="300" draw:border="0%"/>
    <draw:gradient draw:name="Gradient_20_9" draw:display-name="Gradient 9" draw:style="linear" draw:start-color="#eeeeee" draw:end-color="#99ffff" draw:start-intensity="100%" draw:end-intensity="100%" draw:angle="31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3T15:50:30.245000000</meta:creation-date>
    <dc:date>2019-12-27T17:32:59.243000000</dc:date>
    <meta:editing-duration>PT3H5M52S</meta:editing-duration>
    <meta:editing-cycles>9</meta:editing-cycles>
    <meta:generator>LibreOffice/6.3.1.2$Windows_X86_64 LibreOffice_project/b79626edf0065ac373bd1df5c28bd630b4424273</meta:generator>
    <meta:document-statistic meta:object-count="33"/>
  </office:meta>
</office:document-meta>
</file>